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a8b2" officeooo:paragraph-rsid="001d725e"/>
    </style:style>
    <style:style style:name="T1" style:family="text">
      <style:text-properties officeooo:rsid="001d725e"/>
    </style:style>
    <style:style style:name="T2" style:family="text">
      <style:text-properties officeooo:rsid="001e2af4"/>
    </style:style>
    <style:style style:name="T3" style:family="text">
      <style:text-properties officeooo:rsid="001f0c7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text:span text:style-name="T1">$</text:span>mysql -u root -p</text:p>
      <text:p text:style-name="P1"/>
      <text:p text:style-name="P1">show databases;</text:p>
      <text:p text:style-name="P1"/>
      <text:p text:style-name="P1">use student_<text:span text:style-name="T3">info</text:span>;</text:p>
      <text:p text:style-name="P1"/>
      <text:p text:style-name="P1"><text:s/>show tables;</text:p>
      <text:p text:style-name="P1"/>
      <text:p text:style-name="P1">create table system_info (utime varchar(10), fma varchar(5));</text:p>
      <text:p text:style-name="P1"/>
      <text:p text:style-name="P1">desc system_info;</text:p>
      <text:p text:style-name="P1"/>
      <text:p text:style-name="P1">select * from system_info;</text:p>
      <text:p text:style-name="P1"/>
      <text:p text:style-name="P1">select * from system_info;</text:p>
      <text:p text:style-name="P1"/>
      <text:p text:style-name="P1">delete from system_info;</text:p>
      <text:p text:style-name="P1"/>
      <text:p text:style-name="P1">select * from system_info;</text:p>
      <text:p text:style-name="P1"/>
      <text:p text:style-name="P1">show tables;</text:p>
      <text:p text:style-name="P1"/>
      <text:p text:style-name="P1">drop table system_info;</text:p>
      <text:p text:style-name="P1"/>
      <text:p text:style-name="P1">create table system_info (cdate varchar(<text:span text:style-name="T2">35</text:span>), utime varchar(10), fma varchar(5));</text:p>
      <text:p text:style-name="P1"/>
      <text:p text:style-name="P1">select * from system_info;</text:p>
      <text:p text:style-name="P1"/>
      <text:p text:style-name="P1"><text:s/>desc system_info;</text:p>
      <text:p text:style-name="P1"/>
      <text:p text:style-name="P1">alter table system_info modify column cdate varchar(35);</text:p>
      <text:p text:style-name="P1"/>
      <text:p text:style-name="P1">desc system_info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5T12:39:15.390415014</meta:creation-date>
    <dc:date>2018-05-31T18:24:41.113728376</dc:date>
    <meta:editing-duration>P3DT9H32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17" meta:word-count="63" meta:character-count="475" meta:non-whitespace-character-count="426"/>
  </office:meta>
</office:document-meta>
</file>